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13.29pt" fo:break-before="auto" style:use-optimal-row-height="true"/>
    </style:style>
    <style:style style:name="ro3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9" style:family="table-cell" style:parent-style-name="Default">
      <style:text-properties style:font-name="Linux Biolinum O" style:font-name-asian="AR PL SungtiL GB" style:font-name-complex="Lohit Hindi"/>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1"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 NMD206 Intent 1 DUE</text:p>
            <text:p>- NMD345 5 badges DUE</text:p>
            <text:p>-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8">
          <table:table-cell table:style-name="ce30" office:value-type="date" office:date-value="2018-02-14" calcext:value-type="date">
            <text:p>2018-02-14</text:p>
          </table:table-cell>
          <table:table-cell table:number-columns-repeated="13"/>
          <table:table-cell table:style-name="ce99" office:value-type="string" calcext:value-type="string">
            <text:p>- NMD430 Assignment 1 (virtual pet) DUE</text:p>
          </table:table-cell>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4"/>
        <table:table-column table:style-name="co24" table:default-cell-style-name="ce181"/>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2">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3">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2">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2">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2">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2">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3">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2">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3">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3">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3">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2">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3">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3">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2">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2">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2">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1">00/00/0000</text:date>, <text:time style:data-style-name="N2" text:time-value="12:34:37.857906907">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1T21:48:28.993701910</dc:date>
    <meta:creation-date>2016-09-05T22:47:24Z</meta:creation-date>
    <meta:editing-cycles>1687</meta:editing-cycles>
    <meta:editing-duration>P36DT14H53M36S</meta:editing-duration>
    <meta:generator>LibreOffice/5.4.2.2.0$Linux_X86_64 LibreOffice_project/40m0$Build-2</meta:generator>
    <meta:document-statistic meta:table-count="4" meta:cell-count="4440" meta:object-count="0"/>
  </office:meta>
</office:document-meta>
</file>